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1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Default" style:data-style-name="N1015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row table:style-name="ro1">
          <table:table-cell table:style-name="ce1" table:number-columns-repeated="11"/>
          <table:table-cell table:number-columns-repeated="245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2">
          <table:table-cell table:style-name="ce2"/>
          <table:table-cell table:style-name="ce14" office:value-type="string" calcext:value-type="string">
            <text:p>Núcleos</text:p>
          </table:table-cell>
          <table:table-cell table:style-name="ce14" office:value-type="string" calcext:value-type="string">
            <text:p>Tempo de Execução (s)</text:p>
          </table:table-cell>
          <table:table-cell table:style-name="ce14" office:value-type="string" calcext:value-type="string">
            <text:p>Speed-Up</text:p>
          </table:table-cell>
          <table:table-cell table:style-name="ce14" office:value-type="string" calcext:value-type="string">
            <text:p>Speed-Up Ideal</text:p>
          </table:table-cell>
          <table:table-cell table:style-name="ce14" office:value-type="string" calcext:value-type="string">
            <text:p>Eficiência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7" office:value-type="float" office:value="5.859164" calcext:value-type="float">
            <text:p>5.859164</text:p>
          </table:table-cell>
          <table:table-cell table:style-name="ce20" office:value-type="float" office:value="1" calcext:value-type="float">
            <text:p>1,0</text:p>
          </table:table-cell>
          <table:table-cell table:style-name="ce21" office:value-type="float" office:value="1" calcext:value-type="float">
            <text:p>1</text:p>
          </table:table-cell>
          <table:table-cell table:style-name="ce20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15" office:value-type="float" office:value="2" calcext:value-type="float">
            <text:p>2</text:p>
          </table:table-cell>
          <table:table-cell table:style-name="ce17" office:value-type="float" office:value="4.203203" calcext:value-type="float">
            <text:p>4.203203</text:p>
          </table:table-cell>
          <table:table-cell table:style-name="ce20" table:formula="of:=([.C6]/[.C7])" office:value-type="float" office:value="1.3939759749886" calcext:value-type="float">
            <text:p>1,4</text:p>
          </table:table-cell>
          <table:table-cell table:style-name="ce21" office:value-type="float" office:value="2" calcext:value-type="float">
            <text:p>2</text:p>
          </table:table-cell>
          <table:table-cell table:style-name="ce20" table:formula="of:=([.D7]/[.B7])" office:value-type="float" office:value="0.696987987494299" calcext:value-type="float">
            <text:p>0,7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15" office:value-type="float" office:value="4" calcext:value-type="float">
            <text:p>4</text:p>
          </table:table-cell>
          <table:table-cell table:style-name="ce18" office:value-type="float" office:value="6.127049" calcext:value-type="float">
            <text:p>6.127049</text:p>
          </table:table-cell>
          <table:table-cell table:style-name="ce20" table:formula="of:=([.C6]/[.C8])" office:value-type="float" office:value="0.956278299716552" calcext:value-type="float">
            <text:p>1,0</text:p>
          </table:table-cell>
          <table:table-cell table:style-name="ce21" office:value-type="float" office:value="4" calcext:value-type="float">
            <text:p>4</text:p>
          </table:table-cell>
          <table:table-cell table:style-name="ce20" table:formula="of:=([.D8]/[.B8])" office:value-type="float" office:value="0.239069574929138" calcext:value-type="float">
            <text:p>0,2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15" office:value-type="float" office:value="6" calcext:value-type="float">
            <text:p>6</text:p>
          </table:table-cell>
          <table:table-cell table:style-name="ce18" office:value-type="float" office:value="4.976354" calcext:value-type="float">
            <text:p>4.976354</text:p>
          </table:table-cell>
          <table:table-cell table:style-name="ce20" table:formula="of:=([.C6]/[.C9])" office:value-type="float" office:value="1.17740096464199" calcext:value-type="float">
            <text:p>1,2</text:p>
          </table:table-cell>
          <table:table-cell table:style-name="ce21" office:value-type="float" office:value="6" calcext:value-type="float">
            <text:p>6</text:p>
          </table:table-cell>
          <table:table-cell table:style-name="ce20" table:formula="of:=([.D9]/[.B9])" office:value-type="float" office:value="0.196233494106997" calcext:value-type="float">
            <text:p>0,2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15" office:value-type="float" office:value="8" calcext:value-type="float">
            <text:p>8</text:p>
          </table:table-cell>
          <table:table-cell table:style-name="ce18" office:value-type="float" office:value="3.386887" calcext:value-type="float">
            <text:p>3.386887</text:p>
          </table:table-cell>
          <table:table-cell table:style-name="ce20" table:formula="of:=([.C6]/[.C10])" office:value-type="float" office:value="1.72995556096203" calcext:value-type="float">
            <text:p>1,7</text:p>
          </table:table-cell>
          <table:table-cell table:style-name="ce21" office:value-type="float" office:value="8" calcext:value-type="float">
            <text:p>8</text:p>
          </table:table-cell>
          <table:table-cell table:style-name="ce20" table:formula="of:=([.D10]/[.B10])" office:value-type="float" office:value="0.216244445120253" calcext:value-type="float">
            <text:p>0,2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7.67491" calcext:value-type="float">
            <text:p>7.674910</text:p>
          </table:table-cell>
          <table:table-cell table:style-name="ce20" table:formula="of:=([.C6]/[.C11])" office:value-type="float" office:value="0.763417942360236" calcext:value-type="float">
            <text:p>0,8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formula="of:=([.D11]/[.B11])" office:value-type="float" office:value="0.0477136213975148" calcext:value-type="float">
            <text:p>0,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245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6" number:language="en" number:country="US">
      <number:number number:decimal-places="6" number:min-decimal-places="6" number:min-integer-digits="1"/>
    </number:number-style>
    <number:number-style style:name="N10157" number:language="en" number:country="US">
      <number:number number:decimal-places="4" number:min-decimal-places="4" number:min-integer-digits="1"/>
    </number:number-style>
    <number:number-style style:name="N10158" number:language="en" number:country="US">
      <number:number number:decimal-places="5" number:min-decimal-places="5" number:min-integer-digits="1"/>
    </number:number-style>
    <number:number-style style:name="N10159" number:language="en" number:country="US">
      <number:number number:decimal-places="7" number:min-decimal-places="7" number:min-integer-digits="1"/>
    </number:number-style>
    <number:number-style style:name="N10160" number:language="en" number:country="US">
      <number:number number:decimal-places="8" number:min-decimal-places="8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1:25:06.212925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0-23T12:26:45</meta:creation-date>
    <dc:date>2021-11-03T21:29:19.989321461</dc:date>
    <meta:generator>LibreOffice/7.1.6.2$Linux_X86_64 LibreOffice_project/10$Build-2</meta:generator>
    <meta:editing-duration>PT55S</meta:editing-duration>
    <meta:editing-cycles>2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109">
      <number:number number:decimal-places="1" number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svg:width="11.677cm" svg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8cm" svg:y="14.854cm" chart:style-name="ch7">
              <text:p>Núcleos</text:p>
            </chart:title>
          </chart:axis>
          <chart:axis chart:dimension="y" chart:name="primary-y" chart:style-name="ch8">
            <chart:title svg:x="21.447cm" svg:y="6.282cm" chart:style-name="ch7">
              <text:p>Eficiência</text:p>
            </chart:title>
          </chart:axis>
          <chart:axis chart:dimension="y" chart:name="secondary-y" chart:style-name="ch9">
            <chart:title svg:x="0.249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96987987494299">
                <text:p>0.696987987494299</text:p>
              </table:table-cell>
              <table:table-cell office:value-type="float" office:value="1.3939759749886">
                <text:p>1.3939759749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9069574929138">
                <text:p>0.239069574929138</text:p>
              </table:table-cell>
              <table:table-cell office:value-type="float" office:value="0.956278299716552">
                <text:p>0.956278299716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6233494106997">
                <text:p>0.196233494106997</text:p>
              </table:table-cell>
              <table:table-cell office:value-type="float" office:value="1.17740096464199">
                <text:p>1.17740096464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6244445120253">
                <text:p>0.216244445120253</text:p>
              </table:table-cell>
              <table:table-cell office:value-type="float" office:value="1.72995556096203">
                <text:p>1.7299555609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77136213975148">
                <text:p>0.0477136213975148</text:p>
              </table:table-cell>
              <table:table-cell office:value-type="float" office:value="0.763417942360236">
                <text:p>0.76341794236023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